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Times New Roman" fo:font-style="normal" style:font-style-asian="normal" style:font-style-complex="normal"/>
    </style:style>
    <style:style style:name="P3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6" style:family="paragraph" style:parent-style-name="Standard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orphans="2" fo:widows="2"/>
      <style:text-properties fo:font-style="normal" style:font-style-asian="normal" style:font-style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3" style:family="paragraph" style:parent-style-name="Standard" style:master-page-name="">
      <style:paragraph-properties fo:orphans="2" fo:widows="2" style:page-number="auto"/>
      <style:text-properties fo:font-style="normal" style:font-style-asian="normal" style:font-style-complex="normal"/>
    </style:style>
    <style:style style:name="P14" style:family="paragraph" style:parent-style-name="Standard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officeooo:paragraph-rsid="00101729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1729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101729"/>
    </style:style>
    <style:style style:name="T11" style:family="text">
      <style:text-properties officeooo:rsid="0010560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33-36</text:p>
      <text:p text:style-name="P1">David A. Wheeler, 20<text:span text:style-name="T11">13-10-22</text:span></text:p>
      <text:p text:style-name="P7"/>
      <text:p text:style-name="P10"/>
      <text:p text:style-name="P11">Lesson 33: Quadrilaterals</text:p>
      <text:p text:style-name="P4">Memorize the names and properties; they’ll be used in later proofs (e.g., you’ll be told ABCD is a rhombus... and then be expected to use the properties of a rhombus).</text:p>
      <text:p text:style-name="P4"/>
      <text:p text:style-name="P4">Rectangle: all angles are right angles. <text:s/>Rhombus: All sides are congruent</text:p>
      <text:p text:style-name="P4">So a square is both a rectangle and a rhombus, and anything that’s a rectangle and a rhombus is a square.</text:p>
      <text:p text:style-name="P4"/>
      <text:p text:style-name="P5">Lesson 34: <text:s/>Summation, Linear Regression, Decomposing Functions</text:p>
      <text:p text:style-name="P8"/>
      <text:p text:style-name="P8">Summation notation makes it easy to show a sum of many terms. <text:s/>Generally,</text:p>
      <text:p text:style-name="P8"><draw:frame draw:style-name="fr1" draw:name="Object1" text:anchor-type="as-char" svg:width="3.0783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So for example:</text:p>
      <text:p text:style-name="P8"/>
      <text:p text:style-name="P8"><draw:frame draw:style-name="fr1" draw:name="Object2" text:anchor-type="as-char" svg:width="4.0217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<text:span text:style-name="T1">The “linear regression” part has you approximate a line using your eyes, and then determine the equation of a line from it. <text:s/>To determine the slope of a line, use</text:span><text:span text:style-name="T3"> far-apart</text:span><text:span text:style-name="T1"> points, because tiny measurement mistakes will get amplified if you use points that are close together. <text:s/>Nobody approximates lines using just your eyes <text:s/>in “real life”; normally the lines are calculated <text:s/>using the “least squares” approach. This lesson is mainly to show what “least squares” does; you’ll actually use it in lesson 45.</text:span></text:p>
      <text:p text:style-name="P8"/>
      <text:p text:style-name="P8"><text:span text:style-name="T1">The “decomposing functions” lesson is simply about reversing the composition operator we saw earlier. <text:s/>Remember that (f</text:span><text:span text:style-name="T8">○</text:span><text:span text:style-name="T1">g)(x) = f(g(x)). <text:s/>If f(x)=x+2, and g(x)=1/x, then (f</text:span><text:span text:style-name="T8">○</text:span><text:span text:style-name="T1">g)(x) =f(g(x)) = f(1/x) = (1/x)+2.</text:span></text:p>
      <text:p text:style-name="P8"/>
      <text:p text:style-name="P8"><text:span text:style-name="T1">Now imagine that we only got (1/x)+2, and were asked to find f and g where (f</text:span><text:span text:style-name="T8">○</text:span><text:span text:style-name="T1">g)(x)=(1/x)+2. <text:s/>How can we do that? <text:s/>Given only that information, there are an infinite number of pairs f,g that solve it. <text:s/>Let’s find one nontrivial one for:</text:span></text:p>
      <text:p text:style-name="P8"><text:span text:style-name="T1">(f</text:span><text:span text:style-name="T8">○</text:span><text:span text:style-name="T1">g)(x) <text:s/>= (1/x)+2</text:span></text:p>
      <text:p text:style-name="P8"><text:span text:style-name="T1">f(g(x)) = (1/x)+2 <text:s text:c="13"/>; definition of <text:s/>f</text:span><text:span text:style-name="T8">○</text:span><text:span text:style-name="T1">g.</text:span></text:p>
      <text:p text:style-name="P8"/>
      <text:p text:style-name="P8">You can solve this “inside out” or “outside in”. <text:s/>I tend to do “inside out”, so let’s look at the items “next to” x... do you see a pattern? Well, looks like the first thing that happens to x everywhere is the reciprocal, so let’s set</text:p>
      <text:p text:style-name="P8">g(x)=1/x. <text:s text:c="2"/>Now let’s solve for f:</text:p>
      <text:p text:style-name="P8">f(g(x)) = (1/x)+2</text:p>
      <text:p text:style-name="P8">f(g(x)) = g(x) + 2 <text:s text:c="5"/>; because g(x)=(1/x)</text:p>
      <text:p text:style-name="P8"><text:soft-page-break/></text:p>
      <text:p text:style-name="P8">Now we have “g(x)” on both sides of the equation, so we can substitute “x” for “g(x)” on both sides of the equation (yes, you CAN do that):</text:p>
      <text:p text:style-name="P8">f(x) = x + 2</text:p>
      <text:p text:style-name="P8"/>
      <text:p text:style-name="P12">Lesson 35: Change <text:s/>in Coordinates</text:p>
      <text:p text:style-name="P13">This one is straightforward.</text:p>
      <text:p text:style-name="P9"/>
      <text:p text:style-name="P14">Lesson 36: Angles greater than 360, sums of trig functions, boat-in-river</text:p>
      <text:p text:style-name="P8">Angles that differ by multiples of 360 are called “coterminal”. <text:s/>Most of the times, coterminal angles can be considered equal (they point the same way!)... in particular, the trig functions will produce the same results. <text:s/>So, you can add/subtract 360 to get “easier” angles. <text:s/>There is one exception, not mentioned in Saxon: sometimes in physics/engineering, they indicate the amount of rotation of something... e.g., 720<text:span text:style-name="T5">°</text:span> means “turned it counterclockwise twice”. <text:s/>In 2D positions that difference doesn’t matter (the final direction is the same), but in some circumstances (e.g., turning a screw or engine) it <text:span text:style-name="T3">does</text:span><text:span text:style-name="T1"> make a difference (because there’s something else other than the final pointed-to direction that matters).</text:span></text:p>
      <text:p text:style-name="P8"/>
      <text:p text:style-name="P8">The “sums of trig functions” is simply practice with trig functions and adding/subtracting radicals. <text:s/>You already know how to do these; the main issue is to make sure you can do these without error.</text:p>
      <text:p text:style-name="P8"/>
      <text:p text:style-name="P8">The boat-in-the-river problems are just more velocity x time = distance problems. <text:s/>The difference is that the “velocity” is actually two things, added <text:s/>together: the speed of the water, plus the still-water speed of the boat (i.e., the speed of the boat relative to the water). <text:s/>Obviously, moving water can speed your progress (compared to the shore position) if you move in the direction of the water... and impede your progress if you move against it. <text:s/>So it’s just:</text:p>
      <text:p text:style-name="P8">(total_velocity) x time = distance</text:p>
      <text:p text:style-name="P8"/>
      <text:p text:style-name="P8">But since the total velocity is a combination of boat and water speed, it becomes:</text:p>
      <text:p text:style-name="P8"/>
      <text:p text:style-name="P8"><text:span text:style-name="T1">(boat_speed + water_speed) <text:s/>x time = distance <text:s text:c="2"/>; if you’re moving </text:span><text:span text:style-name="T3">with</text:span><text:span text:style-name="T1"> the water</text:span></text:p>
      <text:p text:style-name="P8"><text:span text:style-name="T1">(boat_speed - water_speed) <text:s/>x time = distance <text:s text:c="2"/>; if you’re moving <text:s/></text:span><text:span text:style-name="T3">against </text:span><text:span text:style-name="T1">the water</text:span></text:p>
      <text:p text:style-name="P8"/>
      <text:p text:style-name="P8">The same thing happens when flying in air, but now it’s airspeed (not water speed) that matters.</text:p>
      <text:p text:style-name="P8"/>
      <text:p text:style-name="P16"><text:span text:style-name="T10">Normally adding or subtracting rates (including speeds) is a </text:span><text:span text:style-name="T4">mistake</text:span><text:span text:style-name="T10">, but you </text:span><text:span text:style-name="T4">do</text:span><text:span text:style-name="T10"> need to do it when speeds are moving against each other. <text:s/>So when adding speeds, make sure it’s this kind of situation.</text:span></text:p>
      <text:p text:style-name="P8"/>
      <text:p text:style-name="P8"><text:span text:style-name="T1">You’ll notice I used the term “velocity” and then switched to “speed” above. <text:s/>The two words have a subtle difference in meaning. <text:s/>“Velocity” includes both the </text:span><text:span text:style-name="T3">direction</text:span><text:span text:style-name="T1"> and </text:span><text:span text:style-name="T3">speed, </text:span><text:span text:style-name="T1">while speed just contains, well, speed. <text:s/>So a car can have a speed of 60mph, and a velocity of “due North at 60mph”. <text:s/>We have these as two different words because often it </text:span><text:span text:style-name="T3">matters</text:span><text:span text:style-name="T1"> what direction something is going.</text:span></text:p>
      <text:p text:style-name="P6"/>
      <text:p text:style-name="P2"><text:span text:style-name="T7">Do home study test #8 this week</text:span><text:span text:style-name="T6"> (covers lessons 29-32), presumably on Friday. <text:s/>Please review your notes before taking it, and memorize what you need first. <text:s/></text:span><text:span text:style-name="T9">Show your work</text:span><text:span text:style-name="T6">, so can give partial credit. <text:s/></text:span><text:span text:style-name="T2">Have a parent grade it initially (to identify which ones are right or wrong), and </text:span>put it in the new mailbox on Sunday morning<text:span text:style-name="T2">. <text:s/>I intend to do the final grading, so that I can give partial credit (or full </text:span><text:soft-page-break/><text:span text:style-name="T2">credit if it’s just an equivalent expression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David A. Wheeler</meta:initial-creator>
    <meta:creation-date>2007-09-03T22:43:21</meta:creation-date>
    <dc:date>2013-10-22T08:30:52.05</dc:date>
    <meta:printed-by>David A. Wheeler</meta:printed-by>
    <meta:print-date>2007-09-17T17:32:47</meta:print-date>
    <dc:language>en-US</dc:language>
    <meta:editing-cycles>192</meta:editing-cycles>
    <meta:editing-duration>PT19H29M53S</meta:editing-duration>
    <meta:document-statistic meta:table-count="0" meta:image-count="0" meta:object-count="2" meta:page-count="3" meta:paragraph-count="37" meta:word-count="856" meta:character-count="5040" meta:non-whitespace-character-count="41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x</math:mi>
              <math:mo math:stretchy="false">=</math:mo>
              <math:mi math:fontstyle="italic">low</math:mi>
            </math:mrow>
            <math:mi math:fontstyle="italic">high</math:mi>
          </math:munderover>
          <math:mrow>
            <math:mi>f</math:mi>
            <math:mrow>
              <math:mo math:stretchy="false">(</math:mo>
              <math:mi>x</math:mi>
              <math:mo math:stretchy="false">)</math:mo>
            </math:mrow>
          </math:mrow>
        </math:mrow>
        <math:mo math:stretchy="false">=</math:mo>
        <math:mi>f</math:mi>
      </math:mrow>
      <math:mrow>
        <math:mrow>
          <math:mo math:stretchy="false">(</math:mo>
          <math:mi math:fontstyle="italic">low</math:mi>
          <math:mo math:stretchy="false">)</math:mo>
        </math:mrow>
        <math:mo math:stretchy="false">+</math:mo>
        <math:mi>f</math:mi>
      </math:mrow>
      <math:mrow>
        <math:mo math:stretchy="false">(</math:mo>
        <math:mrow>
          <math:mi math:fontstyle="italic">low</math:mi>
          <math:mo math:stretchy="false">+</math:mo>
          <math:mn>1</math:mn>
        </math:mrow>
        <math:mo math:stretchy="false">)</math:mo>
      </math:mrow>
      <math:mrow>
        <math:mn>...</math:mn>
        <math:mo math:stretchy="false">+</math:mo>
        <math:mi>f</math:mi>
      </math:mrow>
      <math:mrow>
        <math:mo math:stretchy="false">(</math:mo>
        <math:mi math:fontstyle="italic">high</math:mi>
        <math:mo math:stretchy="false">)</math:mo>
      </math:mrow>
    </math:mrow>
    <math:annotation math:encoding="StarMath 5.0">sum from {x=low} to {high} {f(x)} = f(low) + f(low+1) ... + f(high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underover>
              <math:mo math:stretchy="false">∑</math:mo>
              <math:mrow>
                <math:mi>x</math:mi>
                <math:mo math:stretchy="false">=</math:mo>
                <math:mn>2</math:mn>
              </math:mrow>
              <math:mn>4</math:mn>
            </math:munderover>
            <math:mrow>
              <math:msup>
                <math:mi>x</math:mi>
                <math:mn>2</math:mn>
              </math:msup>
              <math:mo math:stretchy="false">+</math:mo>
              <math:mn>1</math:mn>
            </math:mrow>
          </math:mrow>
          <math:mo math:stretchy="false">=</math:mo>
          <math:mrow>
            <math:mrow>
              <math:mrow>
                <math:mo math:stretchy="false">(</math:mo>
                <math:mrow>
                  <math:msup>
                    <math:mrow>
                      <math:mo math:stretchy="false">(</math:mo>
                      <math:mn>2</math:mn>
                      <math:mo math:stretchy="false">)</math:mo>
                    </math:mrow>
                    <math:mn>2</math:mn>
                  </math:msup>
                  <math:mo math:stretchy="false">+</math:mo>
                  <math:mn>1</math:mn>
                </math:mrow>
                <math:mo math:stretchy="false">)</math:mo>
              </math:mrow>
              <math:mo math:stretchy="false">+</math:mo>
              <math:mrow>
                <math:mo math:stretchy="false">(</math:mo>
                <math:mrow>
                  <math:msup>
                    <math:mrow>
                      <math:mo math:stretchy="false">(</math:mo>
                      <math:mn>3</math:mn>
                      <math:mo math:stretchy="false">)</math:mo>
                    </math:mrow>
                    <math:mn>2</math:mn>
                  </math:msup>
                  <math:mo math:stretchy="false">+</math:mo>
                  <math:mn>1</math:mn>
                </math:mrow>
                <math:mo math:stretchy="false">)</math:mo>
              </math:mrow>
            </math:mrow>
            <math:mo math:stretchy="false">+</math:mo>
            <math:mrow>
              <math:mo math:stretchy="false">(</math:mo>
              <math:mrow>
                <math:msup>
                  <math:mrow>
                    <math:mo math:stretchy="false">(</math:mo>
                    <math:mn>4</math:mn>
                    <math:mo math:stretchy="false">)</math:mo>
                  </math:mrow>
                  <math:mn>2</math:mn>
                </math:msup>
                <math:mo math:stretchy="false">+</math:mo>
                <math:mn>1</math:mn>
              </math:mrow>
              <math:mo math:stretchy="false">)</math:mo>
            </math:mrow>
          </math:mrow>
        </math:mrow>
        <math:mo math:stretchy="false">=</math:mo>
        <math:mrow>
          <math:mrow>
            <math:mn>5</math:mn>
            <math:mo math:stretchy="false">+</math:mo>
            <math:mn>10</math:mn>
          </math:mrow>
          <math:mo math:stretchy="false">+</math:mo>
          <math:mn>17</math:mn>
        </math:mrow>
      </math:mrow>
      <math:mo math:stretchy="false">=</math:mo>
      <math:mn>32</math:mn>
    </math:mrow>
    <math:annotation math:encoding="StarMath 5.0">sum from {x=2} to {4} {x^2+1} = ((2)^2+1) + ((3)^2+1) + ((4)^2+1) = 5 + 10 + 17 = 32</math:annotation>
  </math:semantics>
</math:math>
</file>